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346in" svg:x="4.7154in" svg:y="2.9594in">
            <draw:object draw:notify-on-update-of-ranges="Sheet1.A2:Sheet1.A2 Sheet1.A3:Sheet1.A10 Sheet1.B2:Sheet1.B2 Sheet1.B3:Sheet1.B10 Sheet1.A2:Sheet1.A2 Sheet1.A3:Sheet1.A10 Sheet1.C2:Sheet1.C2 Sheet1.C3:Sheet1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4"/>
          <table:table-cell office:value-type="string" calcext:value-type="string">
            <text:p>with antiflocking</text:p>
          </table:table-cell>
          <table:table-cell table:number-columns-repeated="2"/>
          <table:table-cell office:value-type="string" calcext:value-type="string">
            <text:p>no flocking</text:p>
          </table:table-cell>
          <table:table-cell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ntiflocking</text:p>
          </table:table-cell>
          <table:table-cell/>
          <table:table-cell office:value-type="string" calcext:value-type="string">
            <text:p>a score</text:p>
          </table:table-cell>
          <table:table-cell office:value-type="string" calcext:value-type="string">
            <text:p>b score</text:p>
          </table:table-cell>
          <table:table-cell/>
          <table:table-cell office:value-type="string" calcext:value-type="string">
            <text:p>a score</text:p>
          </table:table-cell>
          <table:table-cell office:value-type="string" calcext:value-type="string">
            <text:p>b score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([.I3]/([.H3]+[.I3]))" office:value-type="float" office:value="0.0737704918032787" calcext:value-type="float">
            <text:p>0.0737704918</text:p>
          </table:table-cell>
          <table:table-cell table:formula="of:=([.F3]/([.E3]+[.F3]))" office:value-type="float" office:value="0.207317073170732" calcext:value-type="float">
            <text:p>0.207317073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([.I4]/([.H4]+[.I4]))" office:value-type="float" office:value="0.122448979591837" calcext:value-type="float">
            <text:p>0.1224489796</text:p>
          </table:table-cell>
          <table:table-cell table:formula="of:=([.F4]/([.E4]+[.F4]))" office:value-type="float" office:value="0.26027397260274" calcext:value-type="float">
            <text:p>0.2602739726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([.I5]/([.H5]+[.I5]))" office:value-type="float" office:value="0.263157894736842" calcext:value-type="float">
            <text:p>0.2631578947</text:p>
          </table:table-cell>
          <table:table-cell table:formula="of:=([.F5]/([.E5]+[.F5]))" office:value-type="float" office:value="0.32484076433121" calcext:value-type="float">
            <text:p>0.3248407643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([.I6]/([.H6]+[.I6]))" office:value-type="float" office:value="0.273584905660377" calcext:value-type="float">
            <text:p>0.2735849057</text:p>
          </table:table-cell>
          <table:table-cell table:formula="of:=([.F6]/([.E6]+[.F6]))" office:value-type="float" office:value="0.202312138728324" calcext:value-type="float">
            <text:p>0.2023121387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([.I7]/([.H7]+[.I7]))" office:value-type="float" office:value="0.304347826086957" calcext:value-type="float">
            <text:p>0.3043478261</text:p>
          </table:table-cell>
          <table:table-cell table:formula="of:=([.F7]/([.E7]+[.F7]))" office:value-type="float" office:value="0.289473684210526" calcext:value-type="float">
            <text:p>0.289473684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([.I8]/([.H8]+[.I8]))" office:value-type="float" office:value="0.425287356321839" calcext:value-type="float">
            <text:p>0.4252873563</text:p>
          </table:table-cell>
          <table:table-cell table:formula="of:=([.F8]/([.E8]+[.F8]))" office:value-type="float" office:value="0.345588235294118" calcext:value-type="float">
            <text:p>0.3455882353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([.I9]/([.H9]+[.I9]))" office:value-type="float" office:value="0.534883720930232" calcext:value-type="float">
            <text:p>0.5348837209</text:p>
          </table:table-cell>
          <table:table-cell table:formula="of:=([.F9]/([.E9]+[.F9]))" office:value-type="float" office:value="0.414414414414414" calcext:value-type="float">
            <text:p>0.414414414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([.I10]/([.H10]+[.I10]))" office:value-type="float" office:value="0.519607843137255" calcext:value-type="float">
            <text:p>0.5196078431</text:p>
          </table:table-cell>
          <table:table-cell table:formula="of:=([.F10]/([.E10]+[.F10]))" office:value-type="float" office:value="0.362068965517241" calcext:value-type="float">
            <text:p>0.362068965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3">
          <table:table-cell table:number-columns-repeated="9"/>
        </table:table-row>
        <table:table-row table:style-name="ro2">
          <table:table-cell table:number-columns-repeated="9"/>
        </table:table-row>
        <table:table-row table:style-name="ro3" table:number-rows-repeated="4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21:55:17.295398179</meta:creation-date>
    <meta:generator>LibreOffice/4.1.3.2$Linux_X86_64 LibreOffice_project/410m0$Build-2</meta:generator>
    <dc:date>2015-05-01T15:03:39.556599612</dc:date>
    <dc:creator>Will </dc:creator>
    <meta:editing-duration>PT12M42S</meta:editing-duration>
    <meta:editing-cycles>2</meta:editing-cycles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scatter" chart:style-name="ch1">
        <chart:legend chart:legend-position="end" svg:x="12.908cm" svg:y="3.941cm" style:legend-expansion="high" chart:style-name="ch2"/>
        <chart:plot-area chart:style-name="ch3" table:cell-range-address="Sheet1.A2:Sheet1.C10" chart:data-source-has-labels="row" svg:x="1.33cm" svg:y="0.851cm" svg:width="10.94cm" svg:height="6.968cm">
          <chartooo:coordinate-region svg:x="2.057cm" svg:y="1.051cm" svg:width="9.933cm" svg:height="6.121cm"/>
          <chart:axis chart:dimension="x" chart:name="primary-x" chart:style-name="ch4">
            <chart:title svg:x="4.944cm" svg:y="7.998cm" chart:style-name="ch5">
              <text:p>fuzzy param (cube width)</text:p>
            </chart:title>
          </chart:axis>
          <chart:axis chart:dimension="y" chart:name="primary-y" chart:style-name="ch4">
            <chart:title svg:x="0.451cm" svg:y="7.779cm" chart:style-name="ch6">
              <text:p>% win by fuzzy team against perfect knowledge</text:p>
            </chart:title>
            <chart:grid chart:style-name="ch7" chart:class="major"/>
          </chart:axis>
          <chart:series chart:style-name="ch8" chart:values-cell-range-address="Sheet1.B3:Sheet1.B10" chart:label-cell-address="Sheet1.B2:Sheet1.B2" chart:class="chart:scatter">
            <chart:domain table:cell-range-address="Sheet1.A3:Sheet1.A10"/>
            <chart:data-point chart:repeated="8"/>
          </chart:series>
          <chart:series chart:style-name="ch9" chart:values-cell-range-address="Sheet1.C3:Sheet1.C10" chart:label-cell-address="Sheet1.C2:Sheet1.C2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tandard</text:p>
                <draw:g>
                  <svg:desc>Sheet1.B2:Sheet1.B2</svg:desc>
                </draw:g>
              </table:table-cell>
              <table:table-cell office:value-type="string">
                <text:p>antiflocking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Sheet1.A3:Sheet1.A10</svg:desc>
                </draw:g>
              </table:table-cell>
              <table:table-cell office:value-type="float" office:value="0.0737704918032787">
                <text:p>0.0737704918032787</text:p>
                <draw:g>
                  <svg:desc>Sheet1.B3:Sheet1.B10</svg:desc>
                </draw:g>
              </table:table-cell>
              <table:table-cell office:value-type="float" office:value="0.207317073170732">
                <text:p>0.207317073170732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122448979591837">
                <text:p>0.122448979591837</text:p>
              </table:table-cell>
              <table:table-cell office:value-type="float" office:value="0.26027397260274">
                <text:p>0.26027397260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32484076433121">
                <text:p>0.32484076433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0.273584905660377">
                <text:p>0.273584905660377</text:p>
              </table:table-cell>
              <table:table-cell office:value-type="float" office:value="0.202312138728324">
                <text:p>0.202312138728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289473684210526">
                <text:p>0.289473684210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25287356321839">
                <text:p>0.425287356321839</text:p>
              </table:table-cell>
              <table:table-cell office:value-type="float" office:value="0.345588235294118">
                <text:p>0.34558823529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534883720930232">
                <text:p>0.534883720930232</text:p>
              </table:table-cell>
              <table:table-cell office:value-type="float" office:value="0.414414414414414">
                <text:p>0.4144144144144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19607843137255">
                <text:p>0.519607843137255</text:p>
              </table:table-cell>
              <table:table-cell office:value-type="float" office:value="0.362068965517241">
                <text:p>0.362068965517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